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B00000064BFAE52EC4E815F78.png" manifest:media-type="image/png"/>
  <manifest:file-entry manifest:full-path="Pictures/100000010000033B00000064E1292FF578234E91.png" manifest:media-type="image/png"/>
  <manifest:file-entry manifest:full-path="Pictures/100000010000033B00000064CD0DC2479ACE97C2.png" manifest:media-type="image/png"/>
  <manifest:file-entry manifest:full-path="Pictures/100000010000033B000000646D225C689BC0EF03.png" manifest:media-type="image/png"/>
  <manifest:file-entry manifest:full-path="Pictures/100000010000033B00000064E715191E9C003BAB.png" manifest:media-type="image/png"/>
  <manifest:file-entry manifest:full-path="Pictures/100000010000033B00000064E121AA906323E3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0189" officeooo:paragraph-rsid="00180189"/>
    </style:style>
    <style:style style:name="P2" style:family="paragraph" style:parent-style-name="Standard">
      <style:paragraph-properties fo:text-align="center" style:justify-single-word="false"/>
      <style:text-properties officeooo:rsid="00180189" officeooo:paragraph-rsid="00195b2a"/>
    </style:style>
    <style:style style:name="P3" style:family="paragraph" style:parent-style-name="Standard">
      <style:paragraph-properties fo:text-align="start" style:justify-single-word="false"/>
      <style:text-properties officeooo:rsid="00180189" officeooo:paragraph-rsid="00180189"/>
    </style:style>
    <style:style style:name="P4" style:family="paragraph" style:parent-style-name="Standard">
      <style:paragraph-properties fo:text-align="start" style:justify-single-word="false"/>
      <style:text-properties officeooo:rsid="00180189" officeooo:paragraph-rsid="002d66fd"/>
    </style:style>
    <style:style style:name="P5" style:family="paragraph" style:parent-style-name="Standard">
      <style:paragraph-properties fo:text-align="start" style:justify-single-word="false"/>
      <style:text-properties officeooo:rsid="00195b2a" officeooo:paragraph-rsid="00195b2a"/>
    </style:style>
    <style:style style:name="P6" style:family="paragraph" style:parent-style-name="Standard">
      <style:paragraph-properties fo:text-align="start" style:justify-single-word="false"/>
      <style:text-properties officeooo:paragraph-rsid="001dccc9"/>
    </style:style>
    <style:style style:name="P7" style:family="paragraph" style:parent-style-name="Standard">
      <style:paragraph-properties fo:text-align="start" style:justify-single-word="false"/>
      <style:text-properties officeooo:paragraph-rsid="001e86e7"/>
    </style:style>
    <style:style style:name="P8" style:family="paragraph" style:parent-style-name="Standard">
      <style:paragraph-properties fo:text-align="start" style:justify-single-word="false"/>
      <style:text-properties officeooo:paragraph-rsid="002089d8"/>
    </style:style>
    <style:style style:name="P9" style:family="paragraph" style:parent-style-name="Standard">
      <style:paragraph-properties fo:text-align="start" style:justify-single-word="false"/>
      <style:text-properties officeooo:paragraph-rsid="002d66fd"/>
    </style:style>
    <style:style style:name="P10" style:family="paragraph" style:parent-style-name="Standard">
      <style:paragraph-properties fo:text-align="start" style:justify-single-word="false"/>
      <style:text-properties officeooo:paragraph-rsid="002e3b24"/>
    </style:style>
    <style:style style:name="P11" style:family="paragraph" style:parent-style-name="Standard">
      <style:paragraph-properties fo:text-align="start" style:justify-single-word="false"/>
      <style:text-properties fo:font-weight="bold" officeooo:rsid="00195b2a" officeooo:paragraph-rsid="00195b2a" style:font-weight-asian="bold" style:font-weight-complex="bold"/>
    </style:style>
    <style:style style:name="P12" style:family="paragraph" style:parent-style-name="Standard">
      <style:paragraph-properties fo:text-align="start" style:justify-single-word="false"/>
      <style:text-properties fo:font-weight="bold" officeooo:rsid="00195b2a" officeooo:paragraph-rsid="00180189" style:font-weight-asian="bold" style:font-weight-complex="bold"/>
    </style:style>
    <style:style style:name="P13" style:family="paragraph" style:parent-style-name="Standard">
      <style:paragraph-properties fo:text-align="start" style:justify-single-word="false"/>
      <style:text-properties fo:font-weight="bold" officeooo:rsid="001c2cbf" officeooo:paragraph-rsid="001c2cbf" style:font-weight-asian="bold" style:font-weight-complex="bold"/>
    </style:style>
    <style:style style:name="P14" style:family="paragraph" style:parent-style-name="Heading_20_4">
      <style:paragraph-properties fo:text-align="start" style:justify-single-word="false"/>
      <style:text-properties fo:font-weight="bold" officeooo:rsid="00224bed" officeooo:paragraph-rsid="00224bed" style:font-weight-asian="bold" style:font-weight-complex="bold"/>
    </style:style>
    <style:style style:name="P15" style:family="paragraph" style:parent-style-name="Standard">
      <style:paragraph-properties fo:text-align="start" style:justify-single-word="false"/>
      <style:text-properties fo:font-weight="bold" officeooo:rsid="00224bed" officeooo:paragraph-rsid="00224bed" style:font-weight-asian="bold" style:font-weight-complex="bold"/>
    </style:style>
    <style:style style:name="P16" style:family="paragraph" style:parent-style-name="Standard">
      <style:paragraph-properties fo:text-align="start" style:justify-single-word="false"/>
      <style:text-properties fo:font-weight="bold" officeooo:rsid="001db43d" officeooo:paragraph-rsid="001db43d" style:font-weight-asian="bold" style:font-weight-complex="bold"/>
    </style:style>
    <style:style style:name="P17" style:family="paragraph" style:parent-style-name="Standard">
      <style:paragraph-properties fo:text-align="start" style:justify-single-word="false"/>
      <style:text-properties fo:font-weight="bold" officeooo:rsid="00221fe3" officeooo:paragraph-rsid="00221fe3" style:font-weight-asian="bold" style:font-weight-complex="bold"/>
    </style:style>
    <style:style style:name="P18" style:family="paragraph" style:parent-style-name="Standard">
      <style:paragraph-properties fo:text-align="start" style:justify-single-word="false"/>
      <style:text-properties fo:font-weight="bold" officeooo:rsid="002b3505" officeooo:paragraph-rsid="002b3505" style:font-weight-asian="bold" style:font-weight-complex="bold"/>
    </style:style>
    <style:style style:name="P19" style:family="paragraph" style:parent-style-name="Standard">
      <style:paragraph-properties fo:text-align="start" style:justify-single-word="false"/>
      <style:text-properties fo:font-weight="bold" officeooo:rsid="002d66fd" officeooo:paragraph-rsid="002d66fd" style:font-weight-asian="bold" style:font-weight-complex="bold"/>
    </style:style>
    <style:style style:name="P20" style:family="paragraph" style:parent-style-name="Standard">
      <style:paragraph-properties fo:text-align="start" style:justify-single-word="false"/>
      <style:text-properties fo:font-weight="bold" officeooo:rsid="002d923a" officeooo:paragraph-rsid="002d923a" style:font-weight-asian="bold" style:font-weight-complex="bold"/>
    </style:style>
    <style:style style:name="P21" style:family="paragraph" style:parent-style-name="Standard">
      <style:paragraph-properties fo:text-align="start" style:justify-single-word="false"/>
      <style:text-properties fo:font-weight="bold" officeooo:rsid="002d923a" officeooo:paragraph-rsid="002e3b24" style:font-weight-asian="bold" style:font-weight-complex="bold"/>
    </style:style>
    <style:style style:name="P22" style:family="paragraph" style:parent-style-name="Standard">
      <style:paragraph-properties fo:text-align="start" style:justify-single-word="false"/>
      <style:text-properties officeooo:rsid="001c2cbf" officeooo:paragraph-rsid="001db43d"/>
    </style:style>
    <style:style style:name="P23" style:family="paragraph" style:parent-style-name="Standard">
      <style:paragraph-properties fo:text-align="start" style:justify-single-word="false"/>
      <style:text-properties officeooo:rsid="001db43d" officeooo:paragraph-rsid="001db43d"/>
    </style:style>
    <style:style style:name="P24" style:family="paragraph" style:parent-style-name="Standard">
      <style:paragraph-properties fo:text-align="start" style:justify-single-word="false"/>
      <style:text-properties fo:font-weight="normal" officeooo:rsid="001dccc9" officeooo:paragraph-rsid="001dccc9" style:font-weight-asian="normal" style:font-weight-complex="normal"/>
    </style:style>
    <style:style style:name="P25" style:family="paragraph" style:parent-style-name="Standard">
      <style:paragraph-properties fo:text-align="start" style:justify-single-word="false"/>
      <style:text-properties fo:font-weight="normal" officeooo:rsid="00224bed" officeooo:paragraph-rsid="00224bed" style:font-weight-asian="normal" style:font-weight-complex="normal"/>
    </style:style>
    <style:style style:name="P26" style:family="paragraph" style:parent-style-name="Standard">
      <style:paragraph-properties fo:text-align="start" style:justify-single-word="false"/>
      <style:text-properties fo:font-weight="normal" officeooo:rsid="002d66fd" officeooo:paragraph-rsid="002d66fd" style:font-weight-asian="normal" style:font-weight-complex="normal"/>
    </style:style>
    <style:style style:name="P27" style:family="paragraph" style:parent-style-name="Standard">
      <style:paragraph-properties fo:text-align="start" style:justify-single-word="false"/>
      <style:text-properties fo:font-weight="normal" officeooo:rsid="002e3b24" officeooo:paragraph-rsid="002e3b24" style:font-weight-asian="normal" style:font-weight-complex="normal"/>
    </style:style>
    <style:style style:name="P28" style:family="paragraph" style:parent-style-name="Standard">
      <style:paragraph-properties fo:text-align="start" style:justify-single-word="false"/>
      <style:text-properties officeooo:rsid="001dccc9" officeooo:paragraph-rsid="001dccc9"/>
    </style:style>
    <style:style style:name="P29" style:family="paragraph" style:parent-style-name="Standard">
      <style:paragraph-properties fo:text-align="start" style:justify-single-word="false"/>
      <style:text-properties officeooo:rsid="00221fe3" officeooo:paragraph-rsid="00221fe3"/>
    </style:style>
    <style:style style:name="P30" style:family="paragraph" style:parent-style-name="Standard">
      <style:paragraph-properties fo:text-align="start" style:justify-single-word="false"/>
      <style:text-properties officeooo:rsid="00224bed" officeooo:paragraph-rsid="00224bed"/>
    </style:style>
    <style:style style:name="P31" style:family="paragraph" style:parent-style-name="Standard">
      <style:paragraph-properties fo:text-align="start" style:justify-single-word="false"/>
      <style:text-properties fo:font-weight="bold" officeooo:rsid="00195b2a" officeooo:paragraph-rsid="00330e79" style:font-weight-asian="bold" style:font-weight-complex="bold"/>
    </style:style>
    <style:style style:name="P32" style:family="paragraph" style:parent-style-name="Standard">
      <style:paragraph-properties fo:text-align="start" style:justify-single-word="false"/>
      <style:text-properties officeooo:rsid="00195b2a" officeooo:paragraph-rsid="00195b2a"/>
    </style:style>
    <style:style style:name="T1" style:family="text">
      <style:text-properties fo:font-weight="bold" style:font-weight-asian="bold" style:font-weight-complex="bold"/>
    </style:style>
    <style:style style:name="T2" style:family="text">
      <style:text-properties fo:font-weight="bold" officeooo:rsid="001dccc9" style:font-weight-asian="bold" style:font-weight-complex="bold"/>
    </style:style>
    <style:style style:name="T3" style:family="text">
      <style:text-properties fo:font-weight="bold" officeooo:rsid="001f33ff" style:font-weight-asian="bold" style:font-weight-complex="bold"/>
    </style:style>
    <style:style style:name="T4" style:family="text">
      <style:text-properties fo:font-weight="bold" officeooo:rsid="0024b606" style:font-weight-asian="bold" style:font-weight-complex="bold"/>
    </style:style>
    <style:style style:name="T5" style:family="text">
      <style:text-properties officeooo:rsid="001c2cbf"/>
    </style:style>
    <style:style style:name="T6" style:family="text">
      <style:text-properties officeooo:rsid="001db43d"/>
    </style:style>
    <style:style style:name="T7" style:family="text">
      <style:text-properties officeooo:rsid="001dccc9"/>
    </style:style>
    <style:style style:name="T8" style:family="text">
      <style:text-properties fo:font-weight="normal" style:font-weight-asian="normal" style:font-weight-complex="normal"/>
    </style:style>
    <style:style style:name="T9" style:family="text">
      <style:text-properties fo:font-weight="normal" officeooo:rsid="001dccc9" style:font-weight-asian="normal" style:font-weight-complex="normal"/>
    </style:style>
    <style:style style:name="T10" style:family="text">
      <style:text-properties fo:font-weight="normal" officeooo:rsid="0026b6c2" style:font-weight-asian="normal" style:font-weight-complex="normal"/>
    </style:style>
    <style:style style:name="T11" style:family="text">
      <style:text-properties fo:font-weight="normal" officeooo:rsid="002d66fd" style:font-weight-asian="normal" style:font-weight-complex="normal"/>
    </style:style>
    <style:style style:name="T12" style:family="text">
      <style:text-properties fo:font-weight="normal" officeooo:rsid="002e3b24" style:font-weight-asian="normal" style:font-weight-complex="normal"/>
    </style:style>
    <style:style style:name="T13" style:family="text">
      <style:text-properties officeooo:rsid="001e86e7"/>
    </style:style>
    <style:style style:name="T14" style:family="text">
      <style:text-properties officeooo:rsid="002089d8"/>
    </style:style>
    <style:style style:name="T15" style:family="text">
      <style:text-properties officeooo:rsid="00224bed"/>
    </style:style>
    <style:style style:name="T16" style:family="text">
      <style:text-properties officeooo:rsid="002638b5"/>
    </style:style>
    <style:style style:name="T17" style:family="text">
      <style:text-properties officeooo:rsid="002d66fd"/>
    </style:style>
    <style:style style:name="T18" style:family="text">
      <style:text-properties officeooo:rsid="002e3b2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SQL-phpMyAdmin:</text:p>
      <text:p text:style-name="P1"/>
      <text:p text:style-name="P1"/>
      <text:p text:style-name="P3">1) MYSQL:</text:p>
      <text:p text:style-name="P3"/>
      <text:p text:style-name="P3">MySQL est un système de gestion de base de données relationnelle (SGBDR) open source. Il est largement utilisé pour des applications web et fait partie intégrante de nombreuses solutions (Linux, Apache, MySQL, PHP/Perl/Python).</text:p>
      <text:p text:style-name="P3"/>
      <text:p text:style-name="P18">INSTALLATION:</text:p>
      <text:p text:style-name="P18"/>
      <text:p text:style-name="P3"/>
      <text:p text:style-name="P12">Concepts de base:</text:p>
      <text:p text:style-name="P5">** Base de données: un ensemble organisé de données stockées et accessibles électroniquement.</text:p>
      <text:p text:style-name="P5"/>
      <text:p text:style-name="P5">** Table: Une structure de base de données qui stocke les données dans les lignes et des colones.</text:p>
      <text:p text:style-name="P5"/>
      <text:p text:style-name="P5">** Requête SQL: Une commande utilisée pour interagir avec la base de données, comme récupérer, insérer, mettre à jour ou supprimer des données.</text:p>
      <text:p text:style-name="P5"/>
      <text:p text:style-name="P5">** Index: une structure de données qui améliore la vitesse des opérations de lecture sur une table. <text:s text:c="3"/></text:p>
      <text:p text:style-name="P5"/>
      <text:p text:style-name="P5"/>
      <text:p text:style-name="P11">Langage SQL: </text:p>
      <text:p text:style-name="P5">SQL (Structured Query Langage) est utilisé pour communiquer avec la base de données MySQL.</text:p>
      <text:p text:style-name="P5"/>
      <text:p text:style-name="P5"><text:s/><text:span text:style-name="T1">QUELQUES COMMANDES SQL DE BASE:</text:span></text:p>
      <text:p text:style-name="P5"/>
      <text:p text:style-name="P5">** SELECT: Récupère des données d’une table. <text:s/></text:p>
      <text:p text:style-name="P2"><draw:frame draw:style-name="fr2" draw:name="Image1" text:anchor-type="char" svg:x="-0.224cm" svg:y="0.436cm" svg:width="17cm" svg:height="1.963cm" draw:z-index="0"><draw:image xlink:href="Pictures/100000010000033B00000064E121AA906323E3DB.png" xlink:type="simple" xlink:show="embed" xlink:actuate="onLoad" draw:mime-type="image/png"/></draw:frame><text:tab/><text:tab/><text:tab/><text:tab/><text:tab/><text:tab/><text:tab/><text:tab/><text:tab/><text:tab/><text:tab/><text:tab/><text:tab/><text:tab/></text:p>
      <text:p text:style-name="P5">** INSERT: Insère des données dans une table.</text:p>
      <text:p text:style-name="P5"><draw:frame draw:style-name="fr2" draw:name="Image2" text:anchor-type="char" svg:x="-0.254cm" svg:y="0.226cm" svg:width="17cm" svg:height="2.055cm" draw:z-index="1"><draw:image xlink:href="Pictures/100000010000033B00000064E715191E9C003BAB.png" xlink:type="simple" xlink:show="embed" xlink:actuate="onLoad" draw:mime-type="image/png"/></draw:frame><text:s/></text:p>
      <text:p text:style-name="P5"/>
      <text:p text:style-name="P5">** UPDATE: Met à jour des données existantes dans une table.</text:p>
      <text:p text:style-name="P5"><draw:frame draw:style-name="fr2" draw:name="Image3" text:anchor-type="char" svg:x="0.332cm" svg:y="0.222cm" svg:width="17cm" svg:height="2.055cm" draw:z-index="2"><draw:image xlink:href="Pictures/100000010000033B000000646D225C689BC0EF03.png" xlink:type="simple" xlink:show="embed" xlink:actuate="onLoad" draw:mime-type="image/png"/></draw:frame></text:p>
      <text:p text:style-name="P5"><draw:frame draw:style-name="fr2" draw:name="Image4" text:anchor-type="char" svg:x="-0.106cm" svg:y="0.653cm" svg:width="17cm" svg:height="2.055cm" draw:z-index="3"><draw:image xlink:href="Pictures/100000010000033B00000064CD0DC2479ACE97C2.png" xlink:type="simple" xlink:show="embed" xlink:actuate="onLoad" draw:mime-type="image/png"/></draw:frame>** DELETE: supprime des données d’une table. <text:tab/></text:p>
      <text:p text:style-name="P13"><text:soft-page-break/>ARCHITECTURE:</text:p>
      <text:p text:style-name="P22"/>
      <text:p text:style-name="P23">** Serveur MySQL: Le cœur de MYSQL qui gère toutes les instructions de la base de données.</text:p>
      <text:p text:style-name="P22"/>
      <text:p text:style-name="P23">** Client MySQL: Programme utilisé pour interagir avec le serveur MySQL.</text:p>
      <text:p text:style-name="P22"/>
      <text:p text:style-name="P23">** Connecteurs: Bibliothèques qui permettent aux applications de se connecter à MySQL, disponibles pour plusieurs langages de programmation comme PHP.</text:p>
      <text:p text:style-name="P22"/>
      <text:p text:style-name="P22"/>
      <text:p text:style-name="P16">FONCTIONNALITÉS AVANCÉES:</text:p>
      <text:p text:style-name="P24"/>
      <text:p text:style-name="P6"><text:span text:style-name="T9">** </text:span><text:span text:style-name="Strong_20_Emphasis"><text:span text:style-name="T7">Transactions</text:span></text:span><text:span text:style-name="T9"> : MySQL prend en charge les transactions, ce qui permet des opérations de bases de données atomiques, cohérentes, isolées et durables (ACID).</text:span><text:span text:style-name="T6"> <text:s text:c="3"/></text:span><text:span text:style-name="T5"><text:s/></text:span></text:p>
      <text:p text:style-name="P28"/>
      <text:p text:style-name="P7"><text:span text:style-name="T7">** </text:span><text:span text:style-name="T2">R</text:span><text:span text:style-name="T3">é</text:span><text:span text:style-name="T2">plication:</text:span><text:span text:style-name="T7"> </text:span>La réplication permet de copier des données d'un serveur MySQL à un autre, pour améliorer la disponibilité et l'équilibrage de charge.</text:p>
      <text:p text:style-name="P7"/>
      <text:p text:style-name="P7"><text:span text:style-name="T13">** </text:span><text:span text:style-name="T7"><text:s/></text:span><text:span text:style-name="Strong_20_Emphasis">Partitionnement</text:span> : Divise une grande table en plus petites parties pour améliorer les performances.</text:p>
      <text:p text:style-name="P7"/>
      <text:p text:style-name="P8"><text:span text:style-name="T14">** </text:span><text:span text:style-name="Strong_20_Emphasis">Stockage en Cluster</text:span> : MySQL Cluster permet une disponibilité élevée et une scalabilité horizontale.</text:p>
      <text:p text:style-name="P8"/>
      <text:p text:style-name="P17">SAUVEGARDE ET RESTAURATION:</text:p>
      <text:p text:style-name="P29"><text:span text:style-name="Strong_20_Emphasis"/></text:p>
      <text:p text:style-name="P29"><text:span text:style-name="Strong_20_Emphasis"><text:span text:style-name="T15">** </text:span></text:span><text:span text:style-name="Strong_20_Emphasis">mysqldump</text:span> : Utilisé pour sauvegarder des bases de données MySQL.</text:p>
      <text:p text:style-name="P5"/>
      <text:p text:style-name="P5"><draw:frame draw:style-name="fr1" draw:name="Image5" text:anchor-type="char" svg:width="17cm" svg:height="2.055cm" draw:z-index="4"><draw:image xlink:href="Pictures/100000010000033B00000064E1292FF578234E91.png" xlink:type="simple" xlink:show="embed" xlink:actuate="onLoad" draw:mime-type="image/png"/></draw:frame><text:tab/></text:p>
      <text:p text:style-name="P30"><text:span text:style-name="Strong_20_Emphasis">** mysqlimport</text:span> : Utilisé pour restaurer des bases de données à partir d'un fichier de sauvegarde.</text:p>
      <text:p text:style-name="P30"><draw:frame draw:style-name="fr1" draw:name="Image6" text:anchor-type="char" svg:width="17cm" svg:height="2.055cm" draw:z-index="5"><draw:image xlink:href="Pictures/100000010000033B00000064BFAE52EC4E815F78.png" xlink:type="simple" xlink:show="embed" xlink:actuate="onLoad" draw:mime-type="image/png"/></draw:frame><text:tab/></text:p>
      <text:p text:style-name="P15"/>
      <text:p text:style-name="P15">SÉCURITÉ</text:p>
      <text:p text:style-name="P15"/>
      <text:p text:style-name="P15"><text:span text:style-name="Strong_20_Emphasis"><text:span text:style-name="T4">** </text:span></text:span><text:span text:style-name="Strong_20_Emphasis"><text:span text:style-name="T1">Authentification</text:span></text:span><text:span text:style-name="T8"> : Gestion des utilisateurs et des permissions pour sécuriser l'accès aux données.</text:span></text:p>
      <text:p text:style-name="P15"><text:span text:style-name="Strong_20_Emphasis"/></text:p>
      <text:p text:style-name="P15"><text:span text:style-name="Strong_20_Emphasis"><text:span text:style-name="T16">** </text:span></text:span><text:span text:style-name="Strong_20_Emphasis">Chiffrement SSL/TLS</text:span> :<text:span text:style-name="T8"> Chiffre les connexions entre le client et le serveur pour protéger les données en transit.</text:span></text:p>
      <text:p text:style-name="P25"/>
      <text:p text:style-name="P15"><text:span text:style-name="Strong_20_Emphasis"><text:span text:style-name="T10">** </text:span></text:span><text:span text:style-name="Strong_20_Emphasis">Firewall</text:span><text:span text:style-name="T8"> : MySQL Enterprise Firewall permet de protéger le serveur contre les attaques SQL injection.</text:span></text:p>
      <text:p text:style-name="P25"/>
      <text:h text:style-name="P14" text:outline-level="4"><text:soft-page-break/>Conclusion:</text:h>
      <text:p text:style-name="Text_20_body">MySQL est un SGBDR robuste et flexible, largement adopté pour des applications. Sa facilité d'utilisation, ses performances élevées et ses nombreuses fonctionnalités en font un choix populaire pour le développement de bases de données.</text:p>
      <text:p text:style-name="Text_20_body"/>
      <text:p text:style-name="P4"><text:span text:style-name="T17">2</text:span>) <text:span text:style-name="T17">PhpMyAdmin</text:span>:</text:p>
      <text:p text:style-name="P4">phpMyAdmin est un outil open source écrit en PHP, permettant de gérer l'administration de MySQL via une interface web. Il est largement utilisé pour effectuer des opérations administratives telles que la gestion des bases de données, des tables, des colonnes, des relations, des index, des utilisateurs, etc.</text:p>
      <text:p text:style-name="P4"/>
      <text:p text:style-name="P19">CARACTÉRISTIQUES PRINCIPALES:</text:p>
      <text:p text:style-name="P26"/>
      <text:p text:style-name="P9"><text:span text:style-name="T11">** </text:span><text:span text:style-name="Strong_20_Emphasis">Interface Web</text:span> : Fournit une interface graphique conviviale pour gérer les bases de données MySQL.</text:p>
      <text:p text:style-name="P9"/>
      <text:p text:style-name="P9"><text:span text:style-name="T11">** </text:span><text:span text:style-name="Strong_20_Emphasis">Gestion des Utilisateurs</text:span><text:span text:style-name="T8"> : Permet de créer, modifier et supprimer des utilisateurs et de gérer leurs permissions.</text:span></text:p>
      <text:p text:style-name="P26"/>
      <text:p text:style-name="P9"><text:span text:style-name="T11">** </text:span><text:span text:style-name="Strong_20_Emphasis">Export/Import</text:span><text:span text:style-name="T8"> : Facilite l'exportation et l'importation des données en différents formats (SQL, CSV, XML, etc.).</text:span></text:p>
      <text:p text:style-name="P26"/>
      <text:p text:style-name="P9"><text:span text:style-name="T11">** </text:span><text:span text:style-name="Strong_20_Emphasis">Requêtes SQL</text:span><text:span text:style-name="T8"> : Offre un éditeur SQL pour exécuter des requêtes manuelles.</text:span></text:p>
      <text:p text:style-name="P26"/>
      <text:p text:style-name="P9"><text:span text:style-name="T11">** </text:span><text:span text:style-name="Strong_20_Emphasis">Multi-langues</text:span><text:span text:style-name="T8"> : Disponible en plusieurs langues.</text:span></text:p>
      <text:p text:style-name="P20"/>
      <text:p text:style-name="P21">CONCEPTS DE BASE:</text:p>
      <text:p text:style-name="P27"/>
      <text:p text:style-name="P10"><text:span text:style-name="T12">** </text:span><text:span text:style-name="Strong_20_Emphasis"><text:span text:style-name="T18">Bases de Données</text:span></text:span><text:span text:style-name="T12"> : Collection organisée de données accessibles via phpMyAdmin.</text:span></text:p>
      <text:p text:style-name="P21"/>
      <text:p text:style-name="P10"><text:span text:style-name="T12">** </text:span><text:span text:style-name="Strong_20_Emphasis"><text:span text:style-name="T18">Tables</text:span></text:span><text:span text:style-name="T12"> : Structure de stockage de données organisée en lignes et colonnes.</text:span></text:p>
      <text:p text:style-name="P27"/>
      <text:p text:style-name="P10"><text:span text:style-name="T12">** </text:span><text:span text:style-name="Strong_20_Emphasis"><text:span text:style-name="T18">Requêtes SQL</text:span></text:span><text:span text:style-name="T12"> : Commandes pour interagir avec les bases de données.</text:span></text:p>
      <text:p text:style-name="P21"><text:s/></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19:04:01.984889589</meta:creation-date>
    <dc:date>2024-06-20T20:06:04.242117156</dc:date>
    <meta:editing-duration>PT1H1M49S</meta:editing-duration>
    <meta:editing-cycles>24</meta:editing-cycles>
    <meta:generator>LibreOffice/7.5.9.2$Linux_X86_64 LibreOffice_project/50$Build-2</meta:generator>
    <meta:document-statistic meta:table-count="0" meta:image-count="6" meta:object-count="0" meta:page-count="3" meta:paragraph-count="51" meta:word-count="569" meta:character-count="3753" meta:non-whitespace-character-count="3196"/>
  </office:meta>
</office:document-meta>
</file>